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fo:font-weight="bold" style:font-size-asian="10.5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iação de uma rede P2P utilizando Pastry</text:p>
      <text:p text:style-name="P1"/>
      <text:p text:style-name="P6">Objetivo:</text:p>
      <text:p text:style-name="P4"/>
      <text:p text:style-name="P4">Criar uma rede P2P com o framework Pastry. Framework este, que nos auxilia na gerencia da DHT e no envio/recebimento dos arquivos da rede.</text:p>
      <text:p text:style-name="P4"/>
      <text:p text:style-name="P6">Idéias propostas:</text:p>
      <text:p text:style-name="P4"/>
      <text:p text:style-name="P4">O grande desafio do trabalho, foi a criação e posteriormente o gerenciamento do Catálogo da rede. Primeiramente, pensamos em um catálogo centralizado, onde o controle de acesso e do arquivo, seria feito por um único peer. <text:s/>Porém, a utilização de super peer quebra um principio básico de uma rede, ou seja, o comprometimento de deixar a rede sempre online.</text:p>
      <text:p text:style-name="P4"/>
      <text:p text:style-name="P4">Posteriormente, pensamos em criar um pequeno cluster e manter nele um Web Service, onde seria possível efetuar redundância entre as máquinas e o acesso deixaria de ser totalmente centralizado. Sendo assim, a troca de mensagens entre os peers e o Web Service poderia ser através de pequenos XML's. Lembrando, o Web Service guardaria somente o Catálogo, e a DHT em si, guardaria os arquivos particionados.</text:p>
      <text:p text:style-name="P4"/>
      <text:p text:style-name="P4">O sistema com Web Service apresentado, poderia ser elaborado utilizando o Oracle Weblogic, que possui suporte para trabalhar em cluster.</text:p>
      <text:p text:style-name="P4"/>
      <text:p text:style-name="P4">A terceira ideia, seria criar um Catálogo distribuído. Deixando assim, a dependência da estabilidade da rede em somente um peer ou um pequeno cluster.</text:p>
      <text:p text:style-name="P4"/>
      <text:p text:style-name="P6">Um pouco mais sobre as propostas:</text:p>
      <text:p text:style-name="P4"/>
      <text:p text:style-name="P9"><text:tab/><text:span text:style-name="T2">Peer Centralizado</text:span></text:p>
      <text:p text:style-name="P9"><text:tab/></text:p>
      <text:p text:style-name="P9"><text:tab/>Com um peer centralizado, o trabalho no gerenciamento/acesso ao Catálogo seria facilmente resolvido. Haja vista, que somente um peer trabalharia para efetuar as buscas/inserções no Catálogo. </text:p>
      <text:p text:style-name="P9"/>
      <text:p text:style-name="P9"><text:tab/>Nessa perspectiva, seria necessário criar uma hash para o “super-peer”, inclui-lo na rede e posteriormente, este deveria uma quantidade exagerada de requisições de inserção/busca no Catálogo.</text:p>
      <text:p text:style-name="P9"><text:tab/></text:p>
      <text:p text:style-name="P9"><text:tab/>O problema intrínseco nessa ideia, é a utilização do “super-peer”. A rede inteira ficaria dependente deste, diminuindo assim a qualidade de serviço e a estabilidade da rede.</text:p>
      <text:p text:style-name="P9"/>
      <text:p text:style-name="P7"><text:span text:style-name="T1"><text:tab/></text:span>Web Service</text:p>
      <text:p text:style-name="P4"/>
      <text:p text:style-name="P4"><text:tab/>Nesse contexto, iriamos criar um pequeno Web Service unido a um cluster de algumas máquinas. O Catálogo seria plenamente gerenciado pelo conjunto de máquina do cluster e todo acesso/inserção deveria ser feito através de serviço (WSDL).</text:p>
      <text:p text:style-name="P4"/>
      <text:p text:style-name="P4"><text:tab/><text:span text:style-name="T2">Catálogo Distribuído.</text:span></text:p>
      <text:p text:style-name="P2"/>
      <text:p text:style-name="P2"><text:tab/><text:span text:style-name="T3">Nessa perspectiva, todo o Catálogo seria distribuído na DHT. Posteriormente, a eficiência da <text:s/>busca da DHT poderia ser utilizada.</text:span></text:p>
      <text:p text:style-name="P5"/>
      <text:p text:style-name="P5"/>
      <text:p text:style-name="P12"><text:soft-page-break/>Desenvolvimento</text:p>
      <text:p text:style-name="P8"/>
      <text:p text:style-name="P10"><text:tab/><text:bookmark-start text:name="__DdeLink__129_342398982"/>A elaboração de todo o trabalho foi feita utilizando a ideia destacada como Catálogo Distribuído. A eficiência na busca e a qualidade de serviço foram cruciais para utilizar essa proposta.</text:p>
      <text:p text:style-name="P10"/>
      <text:p text:style-name="P10"><text:tab/>No desenvolvimento, foi utilizado o conceito de Referência para manter o Catálogo. Como todo arquivo inserido deve ser quebrado em 256Kb e no catálogo deve haver o caminho de cada pedaço mais informações sobre título, assunto, descrição e data do arquivo. A utilização de referência nos garantiu eficiência e facilidade na construção do aplicativo.</text:p>
      <text:p text:style-name="P10"/>
      <text:p text:style-name="P10"><text:tab/>Basicamente, todas as partes de um arquivo são jogadas na DHT e cada HASH é guardada em um objeto de referência (A). Posteriormente, o título é guardado em outro objeto de referência, que agora referencia (A); é gerado então uma hash para o “título” e objeto referência deste é jogado na DHT. A ideia se repete para o “assunto”, “descrição” e “data”.</text:p>
      <text:p text:style-name="P10"/>
      <text:p text:style-name="P10"><text:tab/>Quando um arquivo é inserido na rede, é possível fazer a busca por quaisquer dos campos preenchidos anteriormente. Por exemplo, utilizaremos o campo “assunto”: é gerado uma hash do assunto e é feita uma busca na DHT, se houver resultados, é feito o download deste. O resultado terá uma referência para um objeto com as hash da partes do arquivo principal. Sendo assim, é feito o download de todas as partes e o arquivo é montado no peer.<text:bookmark-end text:name="__DdeLink__129_342398982"/></text:p>
      <text:p text:style-name="P10"/>
      <text:p text:style-name="P11">Conclusao</text:p>
      <text:p text:style-name="P10">??</text:p>
      <text:p text:style-name="P10"/>
      <text:p text:style-name="P3"><text:span text:style-name="T4">Referencia</text:span><text:span text:style-name="T3">:</text:span></text:p>
      <text:p text:style-name="P10"/>
      <text:p text:style-name="P10">Site do pastry:</text:p>
      <text:p text:style-name="P10">um site do Web Logic do oracle.</text:p>
      <text:p text:style-name="P10"/>
      <text:p text:style-name="P1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ger Duarte</meta:initial-creator>
    <meta:creation-date>2011-06-13T22:46:09</meta:creation-date>
    <dc:date>2011-06-14T11:49:29</dc:date>
    <dc:creator>Antonio Carlos</dc:creator>
    <meta:editing-duration>PT2H22M18S</meta:editing-duration>
    <meta:editing-cycles>10</meta:editing-cycles>
    <meta:generator>OpenOffice.org/3.3$Linux OpenOffice.org_project/330m20$Build-9567</meta:generator>
    <meta:document-statistic meta:table-count="0" meta:image-count="0" meta:object-count="0" meta:page-count="2" meta:paragraph-count="30" meta:word-count="593" meta:character-count="3671"/>
  </office:meta>
</office:document-meta>
</file>